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6" style:family="graphic" style:parent-style-name="standard">
      <style:graphic-properties draw:stroke="none" draw:fill="none" draw:textarea-vertical-align="middle" fo:min-height="0.905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none" draw:fill="none" draw:textarea-vertical-align="middle" fo:min-height="0cm" fo:min-width="2.54cm" fo:padding-top="0.071cm" fo:padding-bottom="0.071cm" fo:padding-left="0.071cm" fo:padding-right="0.07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" fo:font-size="8pt" style:font-name-asian="Calibri" style:font-size-asian="8pt" style:font-name-complex="Calibr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ath draw:style-name="gr1" draw:text-style-name="P1" draw:layer="layout" svg:width="2.5cm" svg:height="1cm" svg:x="6.5cm" svg:y="0.977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  <draw:path draw:style-name="gr2" draw:text-style-name="P2" draw:layer="layout" svg:width="2.5cm" svg:height="1cm" svg:x="6.5cm" svg:y="0.977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</draw:g>
          <draw:frame draw:style-name="gr3" draw:text-style-name="P2" draw:layer="layout" svg:width="2.5cm" svg:height="1cm" svg:x="6.5cm" svg:y="0.977cm">
            <draw:text-box>
              <text:p text:style-name="P3"><text:span text:style-name="T1">Start</text:span></text:p>
            </draw:text-box>
          </draw:frame>
        </draw:g>
        <draw:g>
          <draw:g>
            <draw:polygon draw:style-name="gr1" draw:text-style-name="P1" draw:layer="layout" svg:width="2.5cm" svg:height="1.5cm" svg:x="9.5cm" svg:y="3.003cm" svg:viewBox="0 0 2501 1501" draw:points="0,1501 2501,1501 2501,0 0,0">
              <text:p/>
            </draw:polygon>
            <draw:polygon draw:style-name="gr2" draw:text-style-name="P2" draw:layer="layout" svg:width="2.5cm" svg:height="1.5cm" svg:x="9.5cm" svg:y="3.003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9.5cm" svg:y="3.003cm">
            <draw:text-box>
              <text:p text:style-name="P3"><text:span text:style-name="T1">Estoque</text:span></text:p>
            </draw:text-box>
          </draw:frame>
        </draw:g>
        <draw:polyline draw:style-name="gr5" draw:text-style-name="P2" draw:layer="layout" svg:width="1.75cm" svg:height="1.776cm" svg:x="7.75cm" svg:y="1.977cm" svg:viewBox="0 0 1751 1777" draw:points="0,0 0,1777 1751,1777">
          <text:p/>
        </draw:polyline>
        <draw:g>
          <draw:polygon draw:style-name="gr1" draw:text-style-name="P1" draw:layer="layout" svg:width="2.5cm" svg:height="1.5cm" svg:x="9.5cm" svg:y="5.253cm" svg:viewBox="0 0 2501 1501" draw:points="0,751 1251,0 2501,751 1251,1501">
            <text:p/>
          </draw:polygon>
          <draw:polygon draw:style-name="gr2" draw:text-style-name="P2" draw:layer="layout" svg:width="2.5cm" svg:height="1.5cm" svg:x="9.5cm" svg:y="5.253cm" svg:viewBox="0 0 2501 1501" draw:points="0,751 1251,0 2501,751 1251,1501">
            <text:p/>
          </draw:polygon>
        </draw:g>
        <draw:line draw:style-name="gr5" draw:text-style-name="P2" draw:layer="layout" svg:x1="10.75cm" svg:y1="4.503cm" svg:x2="10.75cm" svg:y2="5.253cm">
          <text:p/>
        </draw:line>
        <draw:polyline draw:style-name="gr5" draw:text-style-name="P2" draw:layer="layout" svg:width="1.75cm" svg:height="1.776cm" svg:x="12cm" svg:y="1.977cm" svg:viewBox="0 0 1751 1777" draw:points="0,1777 1751,1777 1751,0">
          <text:p/>
        </draw:polyline>
        <draw:g>
          <draw:g>
            <draw:path draw:style-name="gr1" draw:text-style-name="P1" draw:layer="layout" svg:width="2.5cm" svg:height="1cm" svg:x="12.5cm" svg:y="0.977cm" svg:viewBox="0 0 2501 1001" svg:d="M500 1001h1502c88 0 174-23 250-67s139-107 183-183c43-76 66-163 66-251 0-87-23-174-66-250-44-76-107-139-183-183s-162-67-250-67h-1502c-88 0-174 23-250 67s-139 107-183 183c-43 76-67 163-67 251 0 87 24 174 67 250 44 76 107 139 183 183s162 67 250 67z">
              <text:p/>
            </draw:path>
            <draw:path draw:style-name="gr2" draw:text-style-name="P2" draw:layer="layout" svg:width="2.5cm" svg:height="1cm" svg:x="12.5cm" svg:y="0.977cm" svg:viewBox="0 0 2501 1001" svg:d="M500 1001h1502c88 0 174-23 250-67s139-107 183-183c43-76 66-163 66-251 0-87-23-174-66-250-44-76-107-139-183-183s-162-67-250-67h-1502c-88 0-174 23-250 67s-139 107-183 183c-43 76-67 163-67 251 0 87 24 174 67 250 44 76 107 139 183 183s162 67 250 67z">
              <text:p/>
            </draw:path>
          </draw:g>
          <draw:frame draw:style-name="gr3" draw:text-style-name="P2" draw:layer="layout" svg:width="2.5cm" svg:height="1cm" svg:x="12.5cm" svg:y="0.977cm">
            <draw:text-box>
              <text:p text:style-name="P3"><text:span text:style-name="T1">Menu</text:span></text:p>
            </draw:text-box>
          </draw:frame>
        </draw:g>
        <draw:g>
          <draw:g>
            <draw:polygon draw:style-name="gr1" draw:text-style-name="P1" draw:layer="layout" svg:width="1.95cm" svg:height="1.047cm" svg:x="3.425cm" svg:y="7.685cm" svg:viewBox="0 0 1951 1048" draw:points="0,1048 1951,1048 1951,0 0,0">
              <text:p/>
            </draw:polygon>
            <draw:polygon draw:style-name="gr2" draw:text-style-name="P2" draw:layer="layout" svg:width="1.95cm" svg:height="1.047cm" svg:x="3.425cm" svg:y="7.685cm" svg:viewBox="0 0 1951 1048" draw:points="0,1048 1951,1048 1951,0 0,0">
              <text:p/>
            </draw:polygon>
          </draw:g>
          <draw:frame draw:style-name="gr6" draw:text-style-name="P2" draw:layer="layout" svg:width="1.95cm" svg:height="1.047cm" svg:x="3.425cm" svg:y="7.685cm">
            <draw:text-box>
              <text:p text:style-name="P3"><text:span text:style-name="T1">Consultar Estoque</text:span></text:p>
            </draw:text-box>
          </draw:frame>
        </draw:g>
        <draw:g>
          <draw:g>
            <draw:polygon draw:style-name="gr1" draw:text-style-name="P1" draw:layer="layout" svg:width="1.95cm" svg:height="1.047cm" svg:x="13.816cm" svg:y="7.685cm" svg:viewBox="0 0 1951 1048" draw:points="0,1048 1951,1048 1951,0 0,0">
              <text:p/>
            </draw:polygon>
            <draw:polygon draw:style-name="gr2" draw:text-style-name="P2" draw:layer="layout" svg:width="1.95cm" svg:height="1.047cm" svg:x="13.816cm" svg:y="7.685cm" svg:viewBox="0 0 1951 1048" draw:points="0,1048 1951,1048 1951,0 0,0">
              <text:p/>
            </draw:polygon>
          </draw:g>
          <draw:frame draw:style-name="gr6" draw:text-style-name="P2" draw:layer="layout" svg:width="1.95cm" svg:height="1.047cm" svg:x="13.816cm" svg:y="7.685cm">
            <draw:text-box>
              <text:p text:style-name="P3"><text:span text:style-name="T1">Adiconar</text:span></text:p>
              <text:p text:style-name="P3"><text:span text:style-name="T1">Estoque</text:span></text:p>
            </draw:text-box>
          </draw:frame>
        </draw:g>
        <draw:polyline draw:style-name="gr5" draw:text-style-name="P2" draw:layer="layout" svg:width="4.041cm" svg:height="0.933cm" svg:x="10.75cm" svg:y="6.753cm" svg:viewBox="0 0 4042 934" draw:points="0,0 0,376 4042,376 4042,934">
          <text:p/>
        </draw:polyline>
        <draw:polyline draw:style-name="gr5" draw:text-style-name="P2" draw:layer="layout" svg:width="6.35cm" svg:height="0.933cm" svg:x="4.4cm" svg:y="6.753cm" svg:viewBox="0 0 6351 934" draw:points="6351,0 6351,376 0,376 0,934">
          <text:p/>
        </draw:polyline>
        <draw:g>
          <draw:polygon draw:style-name="gr1" draw:text-style-name="P1" draw:layer="layout" svg:width="4.8cm" svg:height="1.047cm" svg:x="15.565cm" svg:y="11.403cm" svg:viewBox="0 0 4801 1048" draw:points="0,1048 4801,1048 4801,0 0,0">
            <text:p/>
          </draw:polygon>
          <draw:polygon draw:style-name="gr2" draw:text-style-name="P2" draw:layer="layout" svg:width="4.8cm" svg:height="1.047cm" svg:x="15.565cm" svg:y="11.403cm" svg:viewBox="0 0 4801 1048" draw:points="0,1048 4801,1048 4801,0 0,0">
            <text:p/>
          </draw:polygon>
        </draw:g>
        <draw:frame draw:style-name="gr7" draw:text-style-name="P2" draw:layer="layout" svg:width="4.8cm" svg:height="0.483cm" svg:x="15.565cm" svg:y="11.685cm">
          <draw:text-box>
            <text:p text:style-name="P3"><text:span text:style-name="T1">Novo Produto</text:span></text:p>
          </draw:text-box>
        </draw:frame>
        <draw:g>
          <draw:polygon draw:style-name="gr1" draw:text-style-name="P1" draw:layer="layout" svg:width="4.8cm" svg:height="1.047cm" svg:x="9cm" svg:y="11.403cm" svg:viewBox="0 0 4801 1048" draw:points="0,1048 4801,1048 4801,0 0,0">
            <text:p/>
          </draw:polygon>
          <draw:polygon draw:style-name="gr2" draw:text-style-name="P2" draw:layer="layout" svg:width="4.8cm" svg:height="1.047cm" svg:x="9cm" svg:y="11.403cm" svg:viewBox="0 0 4801 1048" draw:points="0,1048 4801,1048 4801,0 0,0">
            <text:p/>
          </draw:polygon>
        </draw:g>
        <draw:frame draw:style-name="gr7" draw:text-style-name="P2" draw:layer="layout" svg:width="4.8cm" svg:height="0.483cm" svg:x="9cm" svg:y="11.685cm">
          <draw:text-box>
            <text:p text:style-name="P3"><text:span text:style-name="T1">Produto Ja Cadastro</text:span></text:p>
          </draw:text-box>
        </draw:frame>
        <draw:g>
          <draw:polygon draw:style-name="gr1" draw:text-style-name="P1" draw:layer="layout" svg:width="1.95cm" svg:height="1.17cm" svg:x="13.816cm" svg:y="9.483cm" svg:viewBox="0 0 1951 1171" draw:points="0,586 975,0 1951,586 975,1171">
            <text:p/>
          </draw:polygon>
          <draw:polygon draw:style-name="gr2" draw:text-style-name="P2" draw:layer="layout" svg:width="1.95cm" svg:height="1.17cm" svg:x="13.816cm" svg:y="9.483cm" svg:viewBox="0 0 1951 1171" draw:points="0,586 975,0 1951,586 975,1171">
            <text:p/>
          </draw:polygon>
        </draw:g>
        <draw:polyline draw:style-name="gr5" draw:text-style-name="P2" draw:layer="layout" svg:width="0cm" svg:height="0.749cm" svg:x="14.791cm" svg:y="8.733cm" svg:viewBox="0 0 0 750" draw:points="0,0 0,192 0,750">
          <text:p/>
        </draw:polyline>
        <draw:polyline draw:style-name="gr5" draw:text-style-name="P2" draw:layer="layout" svg:width="3.174cm" svg:height="0.75cm" svg:x="14.791cm" svg:y="10.653cm" svg:viewBox="0 0 3175 751" draw:points="0,0 0,376 3175,376 3175,751">
          <text:p/>
        </draw:polyline>
        <draw:polyline draw:style-name="gr5" draw:text-style-name="P2" draw:layer="layout" svg:width="3.391cm" svg:height="0.75cm" svg:x="11.4cm" svg:y="10.653cm" svg:viewBox="0 0 3392 751" draw:points="3392,0 3392,376 0,376 0,751">
          <text:p/>
        </draw:polyline>
        <draw:g>
          <draw:polygon draw:style-name="gr1" draw:text-style-name="P1" draw:layer="layout" svg:width="4.8cm" svg:height="1.047cm" svg:x="9cm" svg:y="13.2cm" svg:viewBox="0 0 4801 1048" draw:points="0,1048 4801,1048 4801,0 0,0">
            <text:p/>
          </draw:polygon>
          <draw:polygon draw:style-name="gr2" draw:text-style-name="P2" draw:layer="layout" svg:width="4.8cm" svg:height="1.047cm" svg:x="9cm" svg:y="13.2cm" svg:viewBox="0 0 4801 1048" draw:points="0,1048 4801,1048 4801,0 0,0">
            <text:p/>
          </draw:polygon>
        </draw:g>
        <draw:frame draw:style-name="gr7" draw:text-style-name="P2" draw:layer="layout" svg:width="4.8cm" svg:height="0.483cm" svg:x="9cm" svg:y="13.483cm">
          <draw:text-box>
            <text:p text:style-name="P3"><text:span text:style-name="T1">Procurar N° de Identificação <text:s/>do produto</text:span></text:p>
          </draw:text-box>
        </draw:frame>
        <draw:line draw:style-name="gr5" draw:text-style-name="P2" draw:layer="layout" svg:x1="11.4cm" svg:y1="12.45cm" svg:x2="11.4cm" svg:y2="13.2cm">
          <text:p/>
        </draw:line>
        <draw:g>
          <draw:polygon draw:style-name="gr1" draw:text-style-name="P1" draw:layer="layout" svg:width="4.8cm" svg:height="1.047cm" svg:x="9cm" svg:y="14.997cm" svg:viewBox="0 0 4801 1048" draw:points="0,1048 4801,1048 4801,0 0,0">
            <text:p/>
          </draw:polygon>
          <draw:polygon draw:style-name="gr2" draw:text-style-name="P2" draw:layer="layout" svg:width="4.8cm" svg:height="1.047cm" svg:x="9cm" svg:y="14.997cm" svg:viewBox="0 0 4801 1048" draw:points="0,1048 4801,1048 4801,0 0,0">
            <text:p/>
          </draw:polygon>
        </draw:g>
        <draw:frame draw:style-name="gr7" draw:text-style-name="P2" draw:layer="layout" svg:width="4.8cm" svg:height="0.483cm" svg:x="9cm" svg:y="15.28cm">
          <draw:text-box>
            <text:p text:style-name="P3"><text:span text:style-name="T1">Quantidade do Produto</text:span></text:p>
          </draw:text-box>
        </draw:frame>
        <draw:line draw:style-name="gr5" draw:text-style-name="P2" draw:layer="layout" svg:x1="11.4cm" svg:y1="14.247cm" svg:x2="11.4cm" svg:y2="14.997cm">
          <text:p/>
        </draw:line>
        <draw:g>
          <draw:polygon draw:style-name="gr1" draw:text-style-name="P1" draw:layer="layout" svg:width="4.8cm" svg:height="1.047cm" svg:x="9cm" svg:y="16.794cm" svg:viewBox="0 0 4801 1048" draw:points="0,1048 4801,1048 4801,0 0,0">
            <text:p/>
          </draw:polygon>
          <draw:polygon draw:style-name="gr2" draw:text-style-name="P2" draw:layer="layout" svg:width="4.8cm" svg:height="1.047cm" svg:x="9cm" svg:y="16.794cm" svg:viewBox="0 0 4801 1048" draw:points="0,1048 4801,1048 4801,0 0,0">
            <text:p/>
          </draw:polygon>
        </draw:g>
        <draw:frame draw:style-name="gr7" draw:text-style-name="P2" draw:layer="layout" svg:width="4.8cm" svg:height="0.483cm" svg:x="9cm" svg:y="17.077cm">
          <draw:text-box>
            <text:p text:style-name="P3"><text:span text:style-name="T1">Valor do Produto</text:span></text:p>
          </draw:text-box>
        </draw:frame>
        <draw:line draw:style-name="gr5" draw:text-style-name="P2" draw:layer="layout" svg:x1="11.4cm" svg:y1="16.045cm" svg:x2="11.4cm" svg:y2="16.795cm">
          <text:p/>
        </draw:line>
        <draw:g>
          <draw:polygon draw:style-name="gr1" draw:text-style-name="P1" draw:layer="layout" svg:width="4.8cm" svg:height="1.047cm" svg:x="9cm" svg:y="18.592cm" svg:viewBox="0 0 4801 1048" draw:points="0,1048 4801,1048 4801,0 0,0">
            <text:p/>
          </draw:polygon>
          <draw:polygon draw:style-name="gr2" draw:text-style-name="P2" draw:layer="layout" svg:width="4.8cm" svg:height="1.047cm" svg:x="9cm" svg:y="18.592cm" svg:viewBox="0 0 4801 1048" draw:points="0,1048 4801,1048 4801,0 0,0">
            <text:p/>
          </draw:polygon>
        </draw:g>
        <draw:frame draw:style-name="gr7" draw:text-style-name="P2" draw:layer="layout" svg:width="4.8cm" svg:height="0.483cm" svg:x="9cm" svg:y="18.875cm">
          <draw:text-box>
            <text:p text:style-name="P3"><text:span text:style-name="T1">Data que o produto foi entregue</text:span></text:p>
          </draw:text-box>
        </draw:frame>
        <draw:line draw:style-name="gr5" draw:text-style-name="P2" draw:layer="layout" svg:x1="11.4cm" svg:y1="17.842cm" svg:x2="11.4cm" svg:y2="18.592cm">
          <text:p/>
        </draw:line>
        <draw:g>
          <draw:polygon draw:style-name="gr1" draw:text-style-name="P1" draw:layer="layout" svg:width="4.8cm" svg:height="1.047cm" svg:x="15.565cm" svg:y="13.2cm" svg:viewBox="0 0 4801 1048" draw:points="0,1048 4801,1048 4801,0 0,0">
            <text:p/>
          </draw:polygon>
          <draw:polygon draw:style-name="gr2" draw:text-style-name="P2" draw:layer="layout" svg:width="4.8cm" svg:height="1.047cm" svg:x="15.565cm" svg:y="13.2cm" svg:viewBox="0 0 4801 1048" draw:points="0,1048 4801,1048 4801,0 0,0">
            <text:p/>
          </draw:polygon>
        </draw:g>
        <draw:frame draw:style-name="gr7" draw:text-style-name="P2" draw:layer="layout" svg:width="4.8cm" svg:height="0.483cm" svg:x="15.565cm" svg:y="13.483cm">
          <draw:text-box>
            <text:p text:style-name="P3"><text:span text:style-name="T1">Cadastar Nome do Produto</text:span></text:p>
          </draw:text-box>
        </draw:frame>
        <draw:line draw:style-name="gr5" draw:text-style-name="P2" draw:layer="layout" svg:x1="17.965cm" svg:y1="12.45cm" svg:x2="17.965cm" svg:y2="13.2cm">
          <text:p/>
        </draw:line>
        <draw:line draw:style-name="gr5" draw:text-style-name="P2" draw:layer="layout" svg:x1="17.965cm" svg:y1="14.247cm" svg:x2="17.965cm" svg:y2="14.997cm">
          <text:p/>
        </draw:line>
        <draw:g>
          <draw:polygon draw:style-name="gr1" draw:text-style-name="P1" draw:layer="layout" svg:width="4.8cm" svg:height="1.047cm" svg:x="2cm" svg:y="11.403cm" svg:viewBox="0 0 4801 1048" draw:points="0,1048 4801,1048 4801,0 0,0">
            <text:p/>
          </draw:polygon>
          <draw:polygon draw:style-name="gr2" draw:text-style-name="P2" draw:layer="layout" svg:width="4.8cm" svg:height="1.047cm" svg:x="2cm" svg:y="11.403cm" svg:viewBox="0 0 4801 1048" draw:points="0,1048 4801,1048 4801,0 0,0">
            <text:p/>
          </draw:polygon>
        </draw:g>
        <draw:frame draw:style-name="gr7" draw:text-style-name="P2" draw:layer="layout" svg:width="4.8cm" svg:height="0.483cm" svg:x="2cm" svg:y="11.685cm">
          <draw:text-box>
            <text:p text:style-name="P3"><text:span text:style-name="T1">Produtos Estocados</text:span></text:p>
          </draw:text-box>
        </draw:frame>
        <draw:line draw:style-name="gr5" draw:text-style-name="P2" draw:layer="layout" svg:x1="4.4cm" svg:y1="8.733cm" svg:x2="4.4cm" svg:y2="11.403cm">
          <text:p/>
        </draw:line>
        <draw:polyline draw:style-name="gr5" draw:text-style-name="P2" draw:layer="layout" svg:width="4.6cm" svg:height="8.774cm" svg:x="4.4cm" svg:y="12.45cm" svg:viewBox="0 0 4601 8775" draw:points="4601,8775 0,8775 0,0">
          <text:p/>
        </draw:polyline>
        <draw:g>
          <draw:polygon draw:style-name="gr1" draw:text-style-name="P1" draw:layer="layout" svg:width="4.8cm" svg:height="1.047cm" svg:x="9cm" svg:y="20.7cm" svg:viewBox="0 0 4801 1048" draw:points="0,1048 4801,1048 4801,0 0,0">
            <text:p/>
          </draw:polygon>
          <draw:polygon draw:style-name="gr2" draw:text-style-name="P2" draw:layer="layout" svg:width="4.8cm" svg:height="1.047cm" svg:x="9cm" svg:y="20.7cm" svg:viewBox="0 0 4801 1048" draw:points="0,1048 4801,1048 4801,0 0,0">
            <text:p/>
          </draw:polygon>
        </draw:g>
        <draw:frame draw:style-name="gr7" draw:text-style-name="P2" draw:layer="layout" svg:width="4.8cm" svg:height="0.483cm" svg:x="9cm" svg:y="20.983cm">
          <draw:text-box>
            <text:p text:style-name="P3"><text:span text:style-name="T1">Confirmar </text:span></text:p>
          </draw:text-box>
        </draw:frame>
        <draw:line draw:style-name="gr5" draw:text-style-name="P2" draw:layer="layout" svg:x1="11.4cm" svg:y1="19.639cm" svg:x2="11.4cm" svg:y2="20.699cm">
          <text:p/>
        </draw:line>
        <draw:g>
          <draw:polygon draw:style-name="gr1" draw:text-style-name="P1" draw:layer="layout" svg:width="4.8cm" svg:height="1.047cm" svg:x="15.565cm" svg:y="14.997cm" svg:viewBox="0 0 4801 1048" draw:points="0,1048 4801,1048 4801,0 0,0">
            <text:p/>
          </draw:polygon>
          <draw:polygon draw:style-name="gr2" draw:text-style-name="P2" draw:layer="layout" svg:width="4.8cm" svg:height="1.047cm" svg:x="15.565cm" svg:y="14.997cm" svg:viewBox="0 0 4801 1048" draw:points="0,1048 4801,1048 4801,0 0,0">
            <text:p/>
          </draw:polygon>
        </draw:g>
        <draw:frame draw:style-name="gr7" draw:text-style-name="P2" draw:layer="layout" svg:width="4.8cm" svg:height="0.823cm" svg:x="15.565cm" svg:y="15.11cm">
          <draw:text-box>
            <text:p text:style-name="P3"><text:span text:style-name="T1">Cadastrar N° de Identificação do produto</text:span></text:p>
          </draw:text-box>
        </draw:frame>
        <draw:g>
          <draw:polygon draw:style-name="gr1" draw:text-style-name="P1" draw:layer="layout" svg:width="4.8cm" svg:height="1.047cm" svg:x="15.565cm" svg:y="16.794cm" svg:viewBox="0 0 4801 1048" draw:points="0,1048 4801,1048 4801,0 0,0">
            <text:p/>
          </draw:polygon>
          <draw:polygon draw:style-name="gr2" draw:text-style-name="P2" draw:layer="layout" svg:width="4.8cm" svg:height="1.047cm" svg:x="15.565cm" svg:y="16.794cm" svg:viewBox="0 0 4801 1048" draw:points="0,1048 4801,1048 4801,0 0,0">
            <text:p/>
          </draw:polygon>
        </draw:g>
        <draw:frame draw:style-name="gr7" draw:text-style-name="P2" draw:layer="layout" svg:width="4.8cm" svg:height="0.483cm" svg:x="15.565cm" svg:y="17.077cm">
          <draw:text-box>
            <text:p text:style-name="P3"><text:span text:style-name="T1">Amarzenar no banco de dados</text:span></text:p>
          </draw:text-box>
        </draw:frame>
        <draw:line draw:style-name="gr5" draw:text-style-name="P2" draw:layer="layout" svg:x1="17.965cm" svg:y1="16.045cm" svg:x2="17.965cm" svg:y2="16.794cm">
          <text:p/>
        </draw:line>
        <draw:polyline draw:style-name="gr5" draw:text-style-name="P2" draw:layer="layout" svg:width="1.765cm" svg:height="1.797cm" svg:x="13.8cm" svg:y="15.521cm" svg:viewBox="0 0 1766 1798" draw:points="1766,1798 1391,1798 1391,0 0,0">
          <text:p/>
        </draw:poly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19-09-17T18:15:54Z</dc:date>
    <dc:description/>
    <dc:language>pt-BR</dc:language>
    <dc:subject/>
    <dc:title/>
    <meta:creation-date>2019-09-15T03:10:41Z</meta:creation-date>
    <meta:initial-creator>Henrique Almeida</meta:initial-creator>
    <meta:keyword/>
    <meta:generator>LibreOffice/6.3.1.2$Windows_X86_64 LibreOffice_project/b79626edf0065ac373bd1df5c28bd630b4424273</meta:generator>
    <meta:document-statistic meta:object-count="94"/>
    <meta:user-defined meta:name="category"/>
    <meta:user-defined meta:name="company"/>
  </office:meta>
</office:document-meta>
</file>